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Table.ExtTabl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_List3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Table.Ex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Table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.setTables( List &lt; ? extends Table &gt; t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T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Tab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